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1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2.194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2.385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401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702cm"/>
    </style:style>
    <style:style style:name="co21" style:family="table-column">
      <style:table-column-properties fo:break-before="auto" style:column-width="1.565cm"/>
    </style:style>
    <style:style style:name="co22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FP6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35404">
            <text:p>435404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12.53">
            <text:p>12.53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15.62">
            <text:p>15.62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452978">
            <text:p>452978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  <table:table-cell office:value-type="float" office:value="14.49">
            <text:p>14.49</text:p>
          </table:table-cell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17.72">
            <text:p>17.7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7">
            <text:p>0.37</text:p>
          </table:table-cell>
          <table:table-cell office:value-type="float" office:value="0.94">
            <text:p>0.94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.18">
            <text:p>2.1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6">
            <text:p>0.56</text:p>
          </table:table-cell>
          <table:table-cell office:value-type="float" office:value="1.6">
            <text:p>1.6</text:p>
          </table:table-cell>
          <table:table-cell office:value-type="float" office:value="26.65">
            <text:p>26.65</text:p>
          </table:table-cell>
          <table:table-cell office:value-type="float" office:value="0.75">
            <text:p>0.75</text:p>
          </table:table-cell>
          <table:table-cell office:value-type="float" office:value="0.21">
            <text:p>0.21</text:p>
          </table:table-cell>
          <table:table-cell office:value-type="float" office:value="32.17">
            <text:p>32.17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575621">
            <text:p>575621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2">
            <text:p>0.62</text:p>
          </table:table-cell>
          <table:table-cell office:value-type="float" office:value="1.23">
            <text:p>1.23</text:p>
          </table:table-cell>
          <table:table-cell office:value-type="float" office:value="17.65">
            <text:p>17.65</text:p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6.69">
            <text:p>6.69</text:p>
          </table:table-cell>
          <table:table-cell office:value-type="float" office:value="4.22">
            <text:p>4.22</text:p>
          </table:table-cell>
          <table:table-cell office:value-type="float" office:value="17.53">
            <text:p>17.53</text:p>
          </table:table-cell>
          <table:table-cell office:value-type="float" office:value="3.46">
            <text:p>3.46</text:p>
          </table:table-cell>
          <table:table-cell office:value-type="float" office:value="0.71">
            <text:p>0.71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8.86">
            <text:p>8.86</text:p>
          </table:table-cell>
          <table:table-cell office:value-type="float" office:value="19.78">
            <text:p>19.78</text:p>
          </table:table-cell>
          <table:table-cell office:value-type="float" office:value="0.01">
            <text:p>0.01</text:p>
          </table:table-cell>
          <table:table-cell office:value-type="float" office:value="29.43">
            <text:p>29.4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53">
            <text:p>1.53</text:p>
          </table:table-cell>
          <table:table-cell office:value-type="float" office:value="1.37">
            <text:p>1.37</text:p>
          </table:table-cell>
          <table:table-cell office:value-type="float" office:value="24.59">
            <text:p>24.5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71">
            <text:p>0.7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4.61">
            <text:p>4.61</text:p>
          </table:table-cell>
          <table:table-cell office:value-type="float" office:value="0.58">
            <text:p>0.58</text:p>
          </table:table-cell>
          <table:table-cell office:value-type="float" office:value="0.02">
            <text:p>0.02</text:p>
          </table:table-cell>
          <table:table-cell office:value-type="float" office:value="5.61">
            <text:p>5.6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3.13">
            <text:p>3.13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17">
            <text:p>1.1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2">
            <text:p>1.1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61">
            <text:p>1.6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3.48">
            <text:p>3.48</text:p>
          </table:table-cell>
        </table:table-row>
        <table:table-row table:style-name="ro1">
          <table:table-cell/>
          <table:table-cell table:formula="of:=SUM([.B2:.B51])" office:value-type="float" office:value="146861">
            <text:p>146861</text:p>
          </table:table-cell>
          <table:table-cell table:formula="of:=SUM([.C2:.C51])" office:value-type="float" office:value="35326">
            <text:p>35326</text:p>
          </table:table-cell>
          <table:table-cell table:formula="of:=SUM([.D2:.D51])" office:value-type="float" office:value="1960">
            <text:p>1960</text:p>
          </table:table-cell>
          <table:table-cell table:formula="of:=SUM([.E2:.E51])" office:value-type="float" office:value="58119897">
            <text:p>58119897</text:p>
          </table:table-cell>
          <table:table-cell table:formula="of:=SUM([.F2:.F51])" office:value-type="float" office:value="17641">
            <text:p>17641</text:p>
          </table:table-cell>
          <table:table-cell table:formula="of:=SUM([.G2:.G51])" office:value-type="float" office:value="39916687">
            <text:p>39916687</text:p>
          </table:table-cell>
          <table:table-cell table:formula="of:=SUM([.H2:.H51])" office:value-type="float" office:value="18.74">
            <text:p>18.74</text:p>
          </table:table-cell>
          <table:table-cell table:formula="of:=SUM([.I2:.I51])" office:value-type="float" office:value="17.58">
            <text:p>17.58</text:p>
          </table:table-cell>
          <table:table-cell table:formula="of:=SUM([.J2:.J51])" office:value-type="float" office:value="168.79">
            <text:p>168.79</text:p>
          </table:table-cell>
          <table:table-cell table:formula="of:=SUM([.K2:.K51])" office:value-type="float" office:value="30.56">
            <text:p>30.56</text:p>
          </table:table-cell>
          <table:table-cell table:formula="of:=SUM([.L2:.L51])" office:value-type="float" office:value="2.12">
            <text:p>2.12</text:p>
          </table:table-cell>
          <table:table-cell table:formula="of:=SUM([.M2:.M51])" office:value-type="float" office:value="259.02">
            <text:p>259.02</text:p>
          </table:table-cell>
        </table:table-row>
      </table:table>
      <table:table table:name="FP7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16.26">
            <text:p>16.26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19.74">
            <text:p>19.74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14.04">
            <text:p>14.04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  <table:table-cell office:value-type="float" office:value="15.07">
            <text:p>15.07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  <table:table-cell office:value-type="float" office:value="18.57">
            <text:p>18.5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2.37">
            <text:p>2.3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2">
            <text:p>0.52</text:p>
          </table:table-cell>
          <table:table-cell office:value-type="float" office:value="1.33">
            <text:p>1.33</text:p>
          </table:table-cell>
          <table:table-cell office:value-type="float" office:value="18.41">
            <text:p>18.41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17">
            <text:p>1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5">
            <text:p>0.65</text:p>
          </table:table-cell>
          <table:table-cell office:value-type="float" office:value="1.56">
            <text:p>1.56</text:p>
          </table:table-cell>
          <table:table-cell office:value-type="float" office:value="25.46">
            <text:p>25.46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1.42">
            <text:p>1.42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8.91">
            <text:p>8.91</text:p>
          </table:table-cell>
          <table:table-cell office:value-type="float" office:value="5.77">
            <text:p>5.77</text:p>
          </table:table-cell>
          <table:table-cell office:value-type="float" office:value="22.04">
            <text:p>22.04</text:p>
          </table:table-cell>
          <table:table-cell office:value-type="float" office:value="4.69">
            <text:p>4.69</text:p>
          </table:table-cell>
          <table:table-cell office:value-type="float" office:value="1">
            <text:p>1</text:p>
          </table:table-cell>
          <table:table-cell office:value-type="float" office:value="52.69">
            <text:p>52.6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2.28">
            <text:p>2.28</text:p>
          </table:table-cell>
          <table:table-cell office:value-type="float" office:value="1.08">
            <text:p>1.08</text:p>
          </table:table-cell>
          <table:table-cell office:value-type="float" office:value="9.3">
            <text:p>9.3</text:p>
          </table:table-cell>
          <table:table-cell office:value-type="float" office:value="22.86">
            <text:p>22.86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172">
            <text:p>6028172</text:p>
          </table:table-cell>
          <table:table-cell office:value-type="float" office:value="1320">
            <text:p>1320</text:p>
          </table:table-cell>
          <table:table-cell office:value-type="float" office:value="46860">
            <text:p>46860</text:p>
          </table:table-cell>
          <table:table-cell office:value-type="float" office:value="1.81">
            <text:p>1.81</text:p>
          </table:table-cell>
          <table:table-cell office:value-type="float" office:value="1.38">
            <text:p>1.38</text:p>
          </table:table-cell>
          <table:table-cell office:value-type="float" office:value="25.36">
            <text:p>25.3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24">
            <text:p>44224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3">
            <text:p>83163</text:p>
          </table:table-cell>
          <table:table-cell office:value-type="float" office:value="581">
            <text:p>581</text:p>
          </table:table-cell>
          <table:table-cell office:value-type="float" office:value="34529">
            <text:p>3452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2">
            <text:p>265162</text:p>
          </table:table-cell>
          <table:table-cell office:value-type="float" office:value="694">
            <text:p>694</text:p>
          </table:table-cell>
          <table:table-cell office:value-type="float" office:value="237474">
            <text:p>237474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5">
            <text:p>3.5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696">
            <text:p>3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84">
            <text:p>515684</text:p>
          </table:table-cell>
          <table:table-cell office:value-type="float" office:value="4096">
            <text:p>4096</text:p>
          </table:table-cell>
          <table:table-cell office:value-type="float" office:value="249886">
            <text:p>249886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4.11">
            <text:p>4.11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8068">
            <text:p>58068</text:p>
          </table:table-cell>
          <table:table-cell office:value-type="float" office:value="449">
            <text:p>449</text:p>
          </table:table-cell>
          <table:table-cell office:value-type="float" office:value="16347">
            <text:p>16347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184">
            <text:p>56184</text:p>
          </table:table-cell>
          <table:table-cell office:value-type="float" office:value="433">
            <text:p>433</text:p>
          </table:table-cell>
          <table:table-cell office:value-type="float" office:value="15144">
            <text:p>1514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5">
            <text:p>0.9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34">
            <text:p>119134</text:p>
          </table:table-cell>
          <table:table-cell office:value-type="float" office:value="384">
            <text:p>384</text:p>
          </table:table-cell>
          <table:table-cell office:value-type="float" office:value="70583">
            <text:p>7058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1.18">
            <text:p>1.18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32">
            <text:p>113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9734">
            <text:p>99734</text:p>
          </table:table-cell>
          <table:table-cell office:value-type="float" office:value="409">
            <text:p>409</text:p>
          </table:table-cell>
          <table:table-cell office:value-type="float" office:value="51750">
            <text:p>51750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1.21">
            <text:p>1.21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23">
            <text:p>111923</text:p>
          </table:table-cell>
          <table:table-cell office:value-type="float" office:value="556">
            <text:p>556</text:p>
          </table:table-cell>
          <table:table-cell office:value-type="float" office:value="51917">
            <text:p>51917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32">
            <text:p>113532</text:p>
          </table:table-cell>
          <table:table-cell office:value-type="float" office:value="1204">
            <text:p>1204</text:p>
          </table:table-cell>
          <table:table-cell office:value-type="float" office:value="42034">
            <text:p>4203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1.52">
            <text:p>1.52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1.86">
            <text:p>1.8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1411">
            <text:p>161411</text:p>
          </table:table-cell>
          <table:table-cell table:formula="of:=SUM([.C2:.C51])" office:value-type="float" office:value="41005">
            <text:p>41005</text:p>
          </table:table-cell>
          <table:table-cell table:formula="of:=SUM([.D2:.D51])" office:value-type="float" office:value="2441">
            <text:p>2441</text:p>
          </table:table-cell>
          <table:table-cell table:formula="of:=SUM([.E2:.E51])" office:value-type="float" office:value="58530669">
            <text:p>58530669</text:p>
          </table:table-cell>
          <table:table-cell table:formula="of:=SUM([.F2:.F51])" office:value-type="float" office:value="23903">
            <text:p>23903</text:p>
          </table:table-cell>
          <table:table-cell table:formula="of:=SUM([.G2:.G51])" office:value-type="float" office:value="39818531">
            <text:p>39818531</text:p>
          </table:table-cell>
          <table:table-cell table:formula="of:=SUM([.H2:.H51])" office:value-type="float" office:value="22.26">
            <text:p>22.26</text:p>
          </table:table-cell>
          <table:table-cell table:formula="of:=SUM([.I2:.I51])" office:value-type="float" office:value="19.82">
            <text:p>19.82</text:p>
          </table:table-cell>
          <table:table-cell table:formula="of:=SUM([.J2:.J51])" office:value-type="float" office:value="180.13">
            <text:p>180.13</text:p>
          </table:table-cell>
          <table:table-cell table:formula="of:=SUM([.K2:.K51])" office:value-type="float" office:value="35.23">
            <text:p>35.23</text:p>
          </table:table-cell>
          <table:table-cell table:formula="of:=SUM([.L2:.L51])" office:value-type="float" office:value="2.38">
            <text:p>2.38</text:p>
          </table:table-cell>
          <table:table-cell table:formula="of:=SUM([.M2:.M51])" office:value-type="float" office:value="282.22">
            <text:p>282.22</text:p>
          </table:table-cell>
        </table:table-row>
      </table:table>
      <table:table table:name="FP8X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1.05">
            <text:p>1.0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97">
            <text:p>0.9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99">
            <text:p>0.9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6">
            <text:p>0.6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85">
            <text:p>0.85</text:p>
          </table:table-cell>
          <table:table-cell office:value-type="float" office:value="1.62">
            <text:p>1.62</text:p>
          </table:table-cell>
          <table:table-cell office:value-type="float" office:value="16.21">
            <text:p>16.2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0.47">
            <text:p>20.47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88">
            <text:p>0.88</text:p>
          </table:table-cell>
          <table:table-cell office:value-type="float" office:value="1.64">
            <text:p>1.64</text:p>
          </table:table-cell>
          <table:table-cell office:value-type="float" office:value="14.4">
            <text:p>14.4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18.52">
            <text:p>18.5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5.75">
            <text:p>15.7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.51">
            <text:p>2.51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1.12">
            <text:p>1.12</text:p>
          </table:table-cell>
          <table:table-cell office:value-type="float" office:value="2.4">
            <text:p>2.4</text:p>
          </table:table-cell>
          <table:table-cell office:value-type="float" office:value="19.66">
            <text:p>19.66</text:p>
          </table:table-cell>
          <table:table-cell office:value-type="float" office:value="1.29">
            <text:p>1.29</text:p>
          </table:table-cell>
          <table:table-cell office:value-type="float" office:value="0.3">
            <text:p>0.3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1.58">
            <text:p>1.5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1.29">
            <text:p>1.2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26.34">
            <text:p>26.34</text:p>
          </table:table-cell>
          <table:table-cell office:value-type="float" office:value="1.22">
            <text:p>1.22</text:p>
          </table:table-cell>
          <table:table-cell office:value-type="float" office:value="0.4">
            <text:p>0.4</text:p>
          </table:table-cell>
          <table:table-cell office:value-type="float" office:value="34.49">
            <text:p>34.49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26.35">
            <text:p>26.35</text:p>
          </table:table-cell>
          <table:table-cell office:value-type="float" office:value="12.56">
            <text:p>12.56</text:p>
          </table:table-cell>
          <table:table-cell office:value-type="float" office:value="24.04">
            <text:p>24.04</text:p>
          </table:table-cell>
          <table:table-cell office:value-type="float" office:value="9.99">
            <text:p>9.99</text:p>
          </table:table-cell>
          <table:table-cell office:value-type="float" office:value="1.82">
            <text:p>1.82</text:p>
          </table:table-cell>
          <table:table-cell office:value-type="float" office:value="79.09">
            <text:p>79.0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7413">
            <text:p>45517413</text:p>
          </table:table-cell>
          <table:table-cell office:value-type="float" office:value="525">
            <text:p>525</text:p>
          </table:table-cell>
          <table:table-cell office:value-type="float" office:value="38221956">
            <text:p>38221956</text:p>
          </table:table-cell>
          <table:table-cell office:value-type="float" office:value="6.17">
            <text:p>6.17</text:p>
          </table:table-cell>
          <table:table-cell office:value-type="float" office:value="1.64">
            <text:p>1.64</text:p>
          </table:table-cell>
          <table:table-cell office:value-type="float" office:value="13.75">
            <text:p>13.75</text:p>
          </table:table-cell>
          <table:table-cell office:value-type="float" office:value="21.3">
            <text:p>21.3</text:p>
          </table:table-cell>
          <table:table-cell office:value-type="float" office:value="0.01">
            <text:p>0.01</text:p>
          </table:table-cell>
          <table:table-cell office:value-type="float" office:value="36.21">
            <text:p>36.21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5853461">
            <text:p>5853461</text:p>
          </table:table-cell>
          <table:table-cell office:value-type="float" office:value="1299">
            <text:p>1299</text:p>
          </table:table-cell>
          <table:table-cell office:value-type="float" office:value="46860">
            <text:p>46860</text:p>
          </table:table-cell>
          <table:table-cell office:value-type="float" office:value="4.44">
            <text:p>4.44</text:p>
          </table:table-cell>
          <table:table-cell office:value-type="float" office:value="1.78">
            <text:p>1.78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5424">
            <text:p>235424</text:p>
          </table:table-cell>
          <table:table-cell office:value-type="float" office:value="1400">
            <text:p>1400</text:p>
          </table:table-cell>
          <table:table-cell office:value-type="float" office:value="96959">
            <text:p>9695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13">
            <text:p>44213</text:p>
          </table:table-cell>
          <table:table-cell office:value-type="float" office:value="10">
            <text:p>10</text:p>
          </table:table-cell>
          <table:table-cell office:value-type="float" office:value="9650">
            <text:p>9650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0">
            <text:p>265160</text:p>
          </table:table-cell>
          <table:table-cell office:value-type="float" office:value="692">
            <text:p>692</text:p>
          </table:table-cell>
          <table:table-cell office:value-type="float" office:value="237474">
            <text:p>237474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790">
            <text:p>3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943">
            <text:p>507943</text:p>
          </table:table-cell>
          <table:table-cell office:value-type="float" office:value="1511">
            <text:p>1511</text:p>
          </table:table-cell>
          <table:table-cell office:value-type="float" office:value="217361">
            <text:p>217361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4.35">
            <text:p>4.35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17">
            <text:p>43817</text:p>
          </table:table-cell>
          <table:table-cell office:value-type="float" office:value="298">
            <text:p>298</text:p>
          </table:table-cell>
          <table:table-cell office:value-type="float" office:value="12254">
            <text:p>1225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84">
            <text:p>41384</text:p>
          </table:table-cell>
          <table:table-cell office:value-type="float" office:value="282">
            <text:p>282</text:p>
          </table:table-cell>
          <table:table-cell office:value-type="float" office:value="11499">
            <text:p>11499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1">
            <text:p>87191</text:p>
          </table:table-cell>
          <table:table-cell office:value-type="float" office:value="155">
            <text:p>155</text:p>
          </table:table-cell>
          <table:table-cell office:value-type="float" office:value="40001">
            <text:p>40001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41">
            <text:p>114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07105">
            <text:p>107105</text:p>
          </table:table-cell>
          <table:table-cell office:value-type="float" office:value="228">
            <text:p>228</text:p>
          </table:table-cell>
          <table:table-cell office:value-type="float" office:value="51659">
            <text:p>5165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1.24">
            <text:p>1.24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202">
            <text:p>120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12052">
            <text:p>112052</text:p>
          </table:table-cell>
          <table:table-cell office:value-type="float" office:value="234">
            <text:p>234</text:p>
          </table:table-cell>
          <table:table-cell office:value-type="float" office:value="52567">
            <text:p>5256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1.34">
            <text:p>1.34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398">
            <text:p>244398</text:p>
          </table:table-cell>
          <table:table-cell office:value-type="float" office:value="885">
            <text:p>885</text:p>
          </table:table-cell>
          <table:table-cell office:value-type="float" office:value="128090">
            <text:p>12809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343">
            <text:p>3343</text:p>
          </table:table-cell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252082">
            <text:p>252082</text:p>
          </table:table-cell>
          <table:table-cell office:value-type="float" office:value="380">
            <text:p>380</text:p>
          </table:table-cell>
          <table:table-cell office:value-type="float" office:value="62372">
            <text:p>62372</text:p>
          </table:table-cell>
          <table:table-cell office:value-type="float" office:value="1.24">
            <text:p>1.24</text:p>
          </table:table-cell>
          <table:table-cell office:value-type="float" office:value="0.71">
            <text:p>0.71</text:p>
          </table:table-cell>
          <table:table-cell office:value-type="float" office:value="1.84">
            <text:p>1.84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/>
          <table:table-cell table:formula="of:=SUM([.B2:.B51])" office:value-type="float" office:value="161741">
            <text:p>161741</text:p>
          </table:table-cell>
          <table:table-cell table:formula="of:=SUM([.C2:.C51])" office:value-type="float" office:value="40876">
            <text:p>40876</text:p>
          </table:table-cell>
          <table:table-cell table:formula="of:=SUM([.D2:.D51])" office:value-type="float" office:value="2439">
            <text:p>2439</text:p>
          </table:table-cell>
          <table:table-cell table:formula="of:=SUM([.E2:.E51])" office:value-type="float" office:value="58336597">
            <text:p>58336597</text:p>
          </table:table-cell>
          <table:table-cell table:formula="of:=SUM([.F2:.F51])" office:value-type="float" office:value="11754">
            <text:p>11754</text:p>
          </table:table-cell>
          <table:table-cell table:formula="of:=SUM([.G2:.G51])" office:value-type="float" office:value="39823989">
            <text:p>39823989</text:p>
          </table:table-cell>
          <table:table-cell table:formula="of:=SUM([.H2:.H51])" office:value-type="float" office:value="51.73">
            <text:p>51.73</text:p>
          </table:table-cell>
          <table:table-cell table:formula="of:=SUM([.I2:.I51])" office:value-type="float" office:value="34.23">
            <text:p>34.23</text:p>
          </table:table-cell>
          <table:table-cell table:formula="of:=SUM([.J2:.J51])" office:value-type="float" office:value="195.18">
            <text:p>195.18</text:p>
          </table:table-cell>
          <table:table-cell table:formula="of:=SUM([.K2:.K51])" office:value-type="float" office:value="42.75">
            <text:p>42.75</text:p>
          </table:table-cell>
          <table:table-cell table:formula="of:=SUM([.L2:.L51])" office:value-type="float" office:value="4.07">
            <text:p>4.07</text:p>
          </table:table-cell>
          <table:table-cell table:formula="of:=SUM([.M2:.M51])" office:value-type="float" office:value="331.01">
            <text:p>331.01</text:p>
          </table:table-cell>
        </table:table-row>
      </table:table>
      <table:table table:name="None" table:style-name="ta1" table:print="false"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M$52:.M52]/[.C52]" office:value-type="float" office:value="0.193257380485961">
            <text:p>0.193257380485961</text:p>
          </table:table-cell>
          <table:table-cell table:formula="of:=[.$M$52:.M52]/[.D52]" office:value-type="float" office:value="3.07952354874042">
            <text:p>3.07952354874042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13/10/2013</text:date>, <text:time>19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3T19:18:04</dc:date>
    <dc:creator>Tim Cosgrove</dc:creator>
    <meta:generator>OpenOffice.org/3.2$Unix OpenOffice.org_project/320m12$Build-9483</meta:generator>
    <meta:editing-duration>PT42H28M33S</meta:editing-duration>
    <meta:editing-cycles>9</meta:editing-cycles>
    <meta:document-statistic meta:table-count="10" meta:cell-count="6734" meta:object-count="0"/>
  </office:meta>
</office:document-meta>
</file>